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1cb298"/>
    </style:style>
    <style:style style:name="P2" style:family="paragraph" style:parent-style-name="Text_20_body">
      <style:text-properties officeooo:paragraph-rsid="001cb298"/>
    </style:style>
    <style:style style:name="P3" style:family="paragraph" style:parent-style-name="Heading_20_2">
      <style:paragraph-properties fo:margin-top="0in" fo:margin-bottom="0.0972in" style:contextual-spacing="false" fo:line-height="115%" fo:break-before="pag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T1" style:family="text">
      <style:text-properties officeooo:rsid="001cb29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<text:span text:style-name="T1">A</text:span></text:span><text:span text:style-name="Strong_20_Emphasis"> Fair Chance for Every Kenyan: Friendly Guide to the Ethnic Equity and Public Representation </text:span><text:span text:style-name="Strong_20_Emphasis"><text:span text:style-name="T1">(EEPR) </text:span></text:span><text:span text:style-name="Strong_20_Emphasis">Bill, 2025 </text:span></text:h>
      <text:p text:style-name="P2"><text:span text:style-name="Strong_20_Emphasis"/></text:p>
      <text:h text:style-name="Heading_20_2" text:outline-level="2">1. Introduction</text:h>
      <text:p text:style-name="Text_20_body">Kenya is home to more than <text:span text:style-name="Strong_20_Emphasis">40 different ethnic communities</text:span>, each with its own history, culture, and strengths. Our diversity is our greatest national asset — but for decades, it has also been used in politics to divide us. Too often, who gets a public job or leadership position depends on <text:span text:style-name="Strong_20_Emphasis">political deals</text:span> and <text:span text:style-name="Strong_20_Emphasis">ethnic loyalty</text:span>, instead of <text:span text:style-name="Strong_20_Emphasis">fairness and merit</text:span>.</text:p>
      <text:p text:style-name="Text_20_body">The <text:span text:style-name="Strong_20_Emphasis">Ethnic Equity and Public Representation Bill, 2025</text:span> is about changing that.<text:line-break/>It makes sure that every Kenyan — no matter their ethnic background — has a <text:span text:style-name="Strong_20_Emphasis">fair chance</text:span> to serve in public institutions, and that those institutions reflect <text:span text:style-name="Strong_20_Emphasis">the face of Kenya</text:span>.</text:p>
      <text:p text:style-name="Text_20_body">This is not a political promise. It is a <text:span text:style-name="Strong_20_Emphasis">binding law</text:span> that will set clear rules, track results publicly, and hold leaders accountable.</text:p>
      <text:p text:style-name="Text_20_body">When public offices belong to all of us, <text:span text:style-name="Strong_20_Emphasis">trust grows</text:span>, <text:span text:style-name="Strong_20_Emphasis">services improve</text:span>, and <text:span text:style-name="Strong_20_Emphasis">unity becomes real</text:span>.</text:p>
      <text:h text:style-name="P3" text:outline-level="2">2. The Problem</text:h>
      <text:p text:style-name="Text_20_body">Right now, public jobs in Kenya are <text:span text:style-name="Strong_20_Emphasis">not shared fairly</text:span> among all communities.<text:line-break/>Instead of following clear rules, appointments often depend on:</text:p>
      <text:list text:style-name="L1">
        <text:list-item>
          <text:p text:style-name="P4"><text:span text:style-name="Strong_20_Emphasis">Political deals</text:span> made after elections.</text:p>
        </text:list-item>
        <text:list-item>
          <text:p text:style-name="P4"><text:span text:style-name="Strong_20_Emphasis">Ethnic loyalty</text:span>, where leaders favour people from their own community.</text:p>
        </text:list-item>
        <text:list-item>
          <text:p text:style-name="P4"><text:span text:style-name="Strong_20_Emphasis">Patronage systems</text:span> — “if we win, our people eat.”</text:p>
        </text:list-item>
      </text:list>
      <text:p text:style-name="Text_20_body">This means some communities get <text:span text:style-name="Strong_20_Emphasis">more than their fair share</text:span> of positions, while others are <text:span text:style-name="Strong_20_Emphasis">left out completely</text:span>.</text:p>
      <text:p text:style-name="Text_20_body">The result?</text:p>
      <text:list text:style-name="L2">
        <text:list-item>
          <text:p text:style-name="P5"><text:span text:style-name="Strong_20_Emphasis">Good people are overlooked</text:span> just because they come from the “wrong” tribe.</text:p>
        </text:list-item>
        <text:list-item>
          <text:p text:style-name="P5">Some communities <text:span text:style-name="Strong_20_Emphasis">lose trust</text:span> in government because they feel excluded.</text:p>
        </text:list-item>
        <text:list-item>
          <text:p text:style-name="P5"><text:span text:style-name="Strong_20_Emphasis">Services suffer</text:span> because jobs are not always given to the most qualified people.</text:p>
        </text:list-item>
      </text:list>
      <text:p text:style-name="Text_20_body">Kenya’s <text:span text:style-name="Strong_20_Emphasis">2010 Constitution</text:span> calls for inclusivity and fairness in public service — but without a <text:span text:style-name="Strong_20_Emphasis">clear formula and strong enforcement</text:span>, these values remain only words on paper.</text:p>
      <text:h text:style-name="P3" text:outline-level="2">3. What the Bill Does</text:h>
      <text:p text:style-name="Text_20_body">The <text:span text:style-name="Strong_20_Emphasis">Ethnic Equity and Public Representation Bill, 2025</text:span> turns the promise of fairness into action by:</text:p>
      <text:list text:style-name="L3">
        <text:list-item>
          <text:p text:style-name="P6"><text:span text:style-name="Strong_20_Emphasis">Setting Clear Rules</text:span></text:p>
          <text:list>
            <text:list-item>
              <text:p text:style-name="P6">Every public body must reflect Kenya’s ethnic diversity in its staffing.</text:p>
            </text:list-item>
            <text:list-item>
              <text:p text:style-name="P6">Each community’s share of jobs must be <text:span text:style-name="Strong_20_Emphasis">proportional to its population size</text:span>.</text:p>
            </text:list-item>
          </text:list>
        </text:list-item>
        <text:list-item>
          <text:p text:style-name="P6"><text:span text:style-name="Strong_20_Emphasis">Creating a Watchdog</text:span></text:p>
          <text:list>
            <text:list-item>
              <text:p text:style-name="P6">The <text:span text:style-name="Strong_20_Emphasis">Commission for Ethnic Equity and National Inclusion (CEENI)</text:span> will monitor and enforce these rules.</text:p>
            </text:list-item>
            <text:list-item>
              <text:p text:style-name="P6">CEENI will have the power to <text:span text:style-name="Strong_20_Emphasis">investigate</text:span>, <text:span text:style-name="Strong_20_Emphasis">order corrections</text:span>, and <text:span text:style-name="Strong_20_Emphasis">penalise non-compliance</text:span>.</text:p>
            </text:list-item>
          </text:list>
        </text:list-item>
        <text:list-item>
          <text:p text:style-name="P6"><text:span text:style-name="Strong_20_Emphasis">Making Data Public</text:span></text:p>
          <text:list>
            <text:list-item>
              <text:p text:style-name="P6">A national <text:span text:style-name="Strong_20_Emphasis">KPEID Dashboard</text:span> will show staffing numbers by ethnicity for all ministries, counties, and state agencies — open for all to see.</text:p>
            </text:list-item>
          </text:list>
        </text:list-item>
        <text:list-item>
          <text:p text:style-name="P6"><text:span text:style-name="Strong_20_Emphasis">Enforcing Fairness</text:span></text:p>
          <text:list>
            <text:list-item>
              <text:p text:style-name="P6">If an appointment violates the rules, CEENI can order it <text:span text:style-name="Strong_20_Emphasis">cancelled</text:span> and the position <text:span text:style-name="Strong_20_Emphasis">re-advertised</text:span>.</text:p>
            </text:list-item>
          </text:list>
        </text:list-item>
      </text:list>
      <text:p text:style-name="Text_20_body">This means <text:span text:style-name="Strong_20_Emphasis">no more secret deals</text:span> — just clear, fair, and transparent processes that everyone can follow.</text:p>
      <text:h text:style-name="P3" text:outline-level="2">4. How It Works</text:h>
      <text:p text:style-name="Text_20_body">The Bill makes fairness simple and transparent:</text:p>
      <text:list text:style-name="L4">
        <text:list-item>
          <text:p text:style-name="P7"><text:span text:style-name="Strong_20_Emphasis">Know the Numbers</text:span></text:p>
          <text:list>
            <text:list-item>
              <text:p text:style-name="P7">Kenya’s population by ethnic group will be confirmed using the latest official data.</text:p>
            </text:list-item>
            <text:list-item>
              <text:p text:style-name="P7">These numbers will guide how many positions each group should fairly have.</text:p>
            </text:list-item>
          </text:list>
        </text:list-item>
        <text:list-item>
          <text:p text:style-name="P7"><text:span text:style-name="Strong_20_Emphasis">Apply the Formula</text:span></text:p>
          <text:list>
            <text:list-item>
              <text:p text:style-name="P7">When hiring or promoting staff, public bodies must use the <text:span text:style-name="Strong_20_Emphasis">proportional allocation formula</text:span> in the Bill’s Fifth Schedule.</text:p>
            </text:list-item>
            <text:list-item>
              <text:p text:style-name="P7">This ensures <text:span text:style-name="Strong_20_Emphasis">no group is over- or under-represented</text:span>.</text:p>
            </text:list-item>
          </text:list>
        </text:list-item>
        <text:list-item>
          <text:p text:style-name="P7"><text:span text:style-name="Strong_20_Emphasis">Report and Publish</text:span></text:p>
          <text:list>
            <text:list-item>
              <text:p text:style-name="P7">Every public institution must submit staffing data to <text:span text:style-name="Strong_20_Emphasis">CEENI</text:span> regularly.</text:p>
            </text:list-item>
            <text:list-item>
              <text:p text:style-name="P7">CEENI will publish this data on the <text:span text:style-name="Strong_20_Emphasis">KPEID Dashboard</text:span>, so anyone can check.</text:p>
            </text:list-item>
          </text:list>
        </text:list-item>
        <text:list-item>
          <text:p text:style-name="P7"><text:span text:style-name="Strong_20_Emphasis">Check for Compliance</text:span></text:p>
          <text:list>
            <text:list-item>
              <text:p text:style-name="P7">If a public body is not following the rules, CEENI can issue <text:span text:style-name="Strong_20_Emphasis">orders to correct the imbalance</text:span>.</text:p>
            </text:list-item>
            <text:list-item>
              <text:p text:style-name="P7">This may include cancelling unfair appointments and re-advertising jobs.</text:p>
            </text:list-item>
          </text:list>
        </text:list-item>
        <text:list-item>
          <text:p text:style-name="P7"><text:span text:style-name="Strong_20_Emphasis">Protect Whistleblowers</text:span></text:p>
          <text:list>
            <text:list-item>
              <text:p text:style-name="P7">People who report unfair practices will be protected by law.</text:p>
            </text:list-item>
          </text:list>
        </text:list-item>
      </text:list>
      <text:p text:style-name="Text_20_body">This system <text:span text:style-name="Strong_20_Emphasis">removes guesswork</text:span>, <text:span text:style-name="Strong_20_Emphasis">prevents political favouritism</text:span>, and <text:span text:style-name="Strong_20_Emphasis">makes fairness the standard</text:span>, not the exception.</text:p>
      <text:h text:style-name="P3" text:outline-level="2">5. Why It’s Good for Everyone</text:h>
      <text:p text:style-name="Text_20_body">The <text:span text:style-name="Strong_20_Emphasis">Ethnic Equity and Public Representation Bill, 2025</text:span> is not about helping one group and hurting another — it’s about making sure <text:span text:style-name="Strong_20_Emphasis">everyone gets a fair chance</text:span>.</text:p>
      <text:p text:style-name="Text_20_body">Here’s how it benefits all Kenyans:</text:p>
      <text:list text:style-name="L5">
        <text:list-item>
          <text:p text:style-name="P8"><text:span text:style-name="Strong_20_Emphasis">Fairness and Equal Opportunity</text:span></text:p>
          <text:list>
            <text:list-item>
              <text:p text:style-name="P8">Jobs are given based on <text:span text:style-name="Strong_20_Emphasis">merit</text:span> and <text:span text:style-name="Strong_20_Emphasis">proportional representation</text:span>, not connections or ethnicity.</text:p>
            </text:list-item>
          </text:list>
        </text:list-item>
        <text:list-item>
          <text:p text:style-name="P8"><text:span text:style-name="Strong_20_Emphasis">Better Public Services</text:span></text:p>
          <text:list>
            <text:list-item>
              <text:p text:style-name="P8">When the best people are hired, services improve for everyone — in hospitals, schools, security, and more.</text:p>
            </text:list-item>
          </text:list>
        </text:list-item>
        <text:list-item>
          <text:p text:style-name="P8"><text:span text:style-name="Strong_20_Emphasis">National Unity</text:span></text:p>
          <text:list>
            <text:list-item>
              <text:p text:style-name="P8">Every Kenyan will see themselves represented in public institutions, building <text:span text:style-name="Strong_20_Emphasis">trust and belonging</text:span>.</text:p>
            </text:list-item>
          </text:list>
        </text:list-item>
        <text:list-item>
          <text:p text:style-name="P8"><text:span text:style-name="Strong_20_Emphasis">Less Political Tension</text:span></text:p>
          <text:list>
            <text:list-item>
              <text:p text:style-name="P8">Reduces the “winner-takes-all” politics that divides communities after elections.</text:p>
            </text:list-item>
          </text:list>
        </text:list-item>
        <text:list-item>
          <text:p text:style-name="P8"><text:span text:style-name="Strong_20_Emphasis">Transparency and Accountability</text:span></text:p>
          <text:list>
            <text:list-item>
              <text:p text:style-name="P8">Citizens can see the numbers for themselves, thanks to the <text:span text:style-name="Strong_20_Emphasis">KPEID Dashboard</text:span>.</text:p>
            </text:list-item>
          </text:list>
        </text:list-item>
      </text:list>
      <text:p text:style-name="Text_20_body">When fairness is built into the system, <text:span text:style-name="Strong_20_Emphasis">we all win</text:span> — no matter our tribe, region, or political side.</text:p>
      <text:h text:style-name="P3" text:outline-level="2">6. What You Can Do</text:h>
      <text:p text:style-name="Text_20_body">The success of the <text:span text:style-name="Strong_20_Emphasis">Ethnic Equity and Public Representation Bill, 2025</text:span> depends on <text:span text:style-name="Strong_20_Emphasis">all of us</text:span>. Here’s how you can help:</text:p>
      <text:list text:style-name="L6">
        <text:list-item>
          <text:p text:style-name="P9"><text:span text:style-name="Strong_20_Emphasis">Learn and Share</text:span></text:p>
          <text:list>
            <text:list-item>
              <text:p text:style-name="P9">Read the Bill in simple language (available on the CEENI app and website).</text:p>
            </text:list-item>
            <text:list-item>
              <text:p text:style-name="P9">Share the message of fairness and unity with friends, family, and community groups.</text:p>
            </text:list-item>
          </text:list>
        </text:list-item>
        <text:list-item>
          <text:p text:style-name="P9"><text:span text:style-name="Strong_20_Emphasis">Engage Your Leaders</text:span></text:p>
          <text:list>
            <text:list-item>
              <text:p text:style-name="P9">Ask your MP, Senator, or MCA to <text:span text:style-name="Strong_20_Emphasis">support the Bill in Parliament</text:span>.</text:p>
            </text:list-item>
            <text:list-item>
              <text:p text:style-name="P9">Attend public forums and contribute your views during public participation.</text:p>
            </text:list-item>
          </text:list>
        </text:list-item>
        <text:list-item>
          <text:p text:style-name="P9"><text:span text:style-name="Strong_20_Emphasis">Use the KPEID Dashboard</text:span></text:p>
          <text:list>
            <text:list-item>
              <text:p text:style-name="P9">Check the staffing data for your county, ministry, or agency.</text:p>
            </text:list-item>
            <text:list-item>
              <text:p text:style-name="P9">If you see unfairness, <text:span text:style-name="Strong_20_Emphasis">report it</text:span> through the CEENI Citizen Reporting Portal.</text:p>
            </text:list-item>
          </text:list>
        </text:list-item>
        <text:list-item>
          <text:p text:style-name="P9"><text:span text:style-name="Strong_20_Emphasis">Speak Up Safely</text:span></text:p>
          <text:list>
            <text:list-item>
              <text:p text:style-name="P9">Use the whistleblower protections to report discrimination without fear.</text:p>
            </text:list-item>
          </text:list>
        </text:list-item>
        <text:list-item>
          <text:p text:style-name="P9"><text:span text:style-name="Strong_20_Emphasis">Lead by Example</text:span></text:p>
          <text:list>
            <text:list-item>
              <text:p text:style-name="P9">Promote inclusivity and fairness in your own workplace and community.</text:p>
            </text:list-item>
          </text:list>
        </text:list-item>
      </text:list>
      <text:p text:style-name="Text_20_body">This Bill is more than a law — it’s a <text:span text:style-name="Strong_20_Emphasis">national agreement</text:span> that public service belongs to <text:span text:style-name="Strong_20_Emphasis">all Kenyans equally</text:span>.</text:p>
      <text:h text:style-name="P3" text:outline-level="2">7. Closing Call</text:h>
      <text:p text:style-name="Text_20_body">Kenya’s strength is in <text:span text:style-name="Strong_20_Emphasis">our people</text:span> — every tribe, every language, every culture.<text:line-break/>For too long, our differences have been used to divide us.<text:line-break/>It’s time to turn our diversity into <text:span text:style-name="Strong_20_Emphasis">our greatest advantage</text:span>.</text:p>
      <text:p text:style-name="Text_20_body">The <text:span text:style-name="Strong_20_Emphasis">Ethnic Equity and Public Representation Bill, 2025</text:span> is our chance to make sure that public service truly belongs to <text:span text:style-name="Strong_20_Emphasis">all Kenyans</text:span>.</text:p>
      <text:p text:style-name="Text_20_body">This is about <text:span text:style-name="Strong_20_Emphasis">fairness</text:span>.<text:line-break/>This is about <text:span text:style-name="Strong_20_Emphasis">unity</text:span>.<text:line-break/>This is about <text:span text:style-name="Strong_20_Emphasis">building a country where every child can dream without limits</text:span>.</text:p>
      <text:p text:style-name="Text_20_body">Let’s make history — together.<text:line-break/>Support the Bill. Stand for fairness. Strengthen Kenya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2T19:05:14.864468500</meta:creation-date>
    <dc:date>2025-08-12T19:18:28.613361800</dc:date>
    <meta:editing-duration>PT3M2S</meta:editing-duration>
    <meta:editing-cycles>1</meta:editing-cycles>
    <meta:generator>LibreOffice/25.2.4.3$Windows_X86_64 LibreOffice_project/33e196637044ead23f5c3226cde09b47731f7e27</meta:generator>
    <meta:document-statistic meta:table-count="0" meta:image-count="0" meta:object-count="0" meta:page-count="7" meta:paragraph-count="82" meta:word-count="1002" meta:character-count="6046" meta:non-whitespace-character-count="5165"/>
  </office:meta>
</office:document-meta>
</file>